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1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1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5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office:value-type="string" calcext:value-type="string">
            <text:p>Compartment dimensions TBC – but very cramped</text:p>
          </table:table-cell>
          <table:table-cell office:value-type="string" calcext:value-type="string">
            <text:p>https://www.flickr.com/photos/55223176@N03/6030674320/in/photolist-abUMns-abRW5R-abUMyL-abUN5S-oiRvX4-okB9mx-abUMdS-abRWdx-o2n4Rm-rAghSz-7LPZiq-m3yiTK-rAgkEt-de8Twx-kBfwov-rD7MJV-hxaW2w-e2zxMM-dKVKdH-bzTUGx-bzTDcm-gjkbZK-fGCw1j-hxaPfW-e3SbFz-qDqw36-boxukW-puyK7a-riDz8C-esg1L3-rip9Mt-oZf9mK-ajzqcP-ct2VsA-dTzhEf-pd5Cga-qhxwQG-dTsMjz-e3pHNe-dTzBzo-bBvpgc-sHjxHZ-puwYPG-g8SqA6-pd5BzR-oH2quK-oH2qt2-fw4gTM-2hUNwXb-svB6gh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7" calcext:value-type="float">
            <text:p>67</text:p>
          </table:table-cell>
          <table:table-cell office:value-type="string" calcext:value-type="string">
            <text:p>Compartment dimensions TBC – but very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0" calcext:value-type="float">
            <text:p>80</text:p>
          </table:table-cell>
          <table:table-cell office:value-type="string" calcext:value-type="string">
            <text:p>Compartment dimensions TBC – but very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6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3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9:15:14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mes Petts</meta:initial-creator>
    <meta:creation-date>2013-04-21T15:01:22.73</meta:creation-date>
    <dc:date>2020-01-25T19:18:44.067000000</dc:date>
    <meta:editing-duration>P84DT1H21M56S</meta:editing-duration>
    <meta:editing-cycles>1682</meta:editing-cycles>
    <meta:generator>LibreOffice/6.3.3.2$Windows_X86_64 LibreOffice_project/a64200df03143b798afd1ec74a12ab50359878ed</meta:generator>
    <dc:creator>James Petts</dc:creator>
    <meta:document-statistic meta:table-count="3" meta:cell-count="5273" meta:object-count="0"/>
  </office:meta>
</office:document-meta>
</file>